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3882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502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2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/>
    <style:style style:name="ce4" style:family="table-cell" style:parent-style-name="Default"/>
    <style:style style:name="ce6" style:family="table-cell" style:parent-style-name="Default" style:data-style-name="N127">
      <style:table-cell-properties style:rotation-align="none"/>
    </style:style>
    <style:style style:name="ce11" style:family="table-cell" style:parent-style-name="Default" style:data-style-name="N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Last Updated</text:p>
          </table:table-cell>
          <table:table-cell table:number-columns-repeated="59"/>
        </table:table-row>
        <table:table-row table:style-name="ro2" table:visibility="filter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 table:visibility="filter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 table:visibility="filter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visibility="filter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World Time</text:p>
          </table:table-cell>
          <table:table-cell office:value-type="string" calcext:value-type="string">
            <text:p>A component/system that tracks time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10-25" calcext:value-type="date">
            <text:p>10/25/22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rty Resources</text:p>
          </table:table-cell>
          <table:table-cell office:value-type="string" calcext:value-type="string">
            <text:p>Track how much food, water, etc the party has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7" table:visibility="filter">
          <table:table-cell office:value-type="string" calcext:value-type="string">
            <text:p>Parallax System</text:p>
          </table:table-cell>
          <table:table-cell office:value-type="string" calcext:value-type="string">
            <text:p>System and components to have a scrolling background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visibility="filter">
          <table:table-cell office:value-type="string" calcext:value-type="string">
            <text:p>Progress Bars</text:p>
          </table:table-cell>
          <table:table-cell office:value-type="string" calcext:value-type="string">
            <text:p>New UI elem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quipment I</text:p>
          </table:table-cell>
          <table:table-cell office:value-type="string" calcext:value-type="string">
            <text:p>Like Oregon Trail or the car card game. Disasters that need to be countered by items. Select items at game start with budget. Trade and scavenge later. </text:p>
            <text:p>* Boots: Counter “Boots worn out”.</text:p>
            <text:p>* Medicine: Used to counter “Sick”.</text:p>
            <text:p>* Stimulant: Can be used to ignore status hindering pace for 3 hours.</text:p>
            <text:p>* GPS: Can be used to counter “Lost”. 1 time use. (Eventually use batteries)</text:p>
            <text:p>* Fire Blanket: Used to counter harsh weather.</text:p>
            <text:p>* Gun: Counter robber. 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vents I</text:p>
          </table:table-cell>
          <table:table-cell office:value-type="string" calcext:value-type="string">
            <text:p><text:span text:style-name="T1">* “Boots worn out”  Pace auto set to slowest while without boots.</text:span></text:p>
            <text:p>* “Lost” clock advances by 20-80 minutes.</text:p>
            <text:p>* “Harsh weather” lose health.</text:p>
            <text:p>* “Robber” get robbed of some materials and/or health, food, goods.</text:p>
            <text:p><text:span text:style-name="T1">* “Sick” Stamina regeneration halved while sick. Sick can be cured by sitting still for cumulative 12-36 hours.</text:span>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Events II</text:p>
          </table:table-cell>
          <table:table-cell office:value-type="string" calcext:value-type="string">
            <text:p>* Six : Player dies if outside at 12AM, 6AM, 12PM, or 6PM. 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 table:visibility="filter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 table:visibility="filter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0" table:visibility="filter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ipment II</text:p>
          </table:table-cell>
          <table:table-cell/>
          <table:table-cell table:content-validation-name="val1"/>
          <table:table-cell table:number-columns-repeated="61"/>
        </table:table-row>
        <table:table-row table:style-name="ro1" table:number-rows-repeated="1048540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30:Sheet1.C1048576 Sheet1.C1:Sheet1.C28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30:Sheet1.D1048576 Sheet1.E1:Sheet1.E1 Sheet1.D1:Sheet1.D2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35" table:display-filter-buttons="true">
          <table:filter>
            <table:filter-and>
              <table:filter-condition table:field-number="2" table:value="" table:operator="=">
                <table:filter-set-item table:value=""/>
                <table:filter-set-item table:value="In Work"/>
                <table:filter-set-item table:value="Todo"/>
                <table:filter-set-item table:value="Working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1:10:27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3-03-01T12:06:01.639000000</dc:date>
    <meta:generator>LibreOffice/7.1.4.2$Windows_X86_64 LibreOffice_project/a529a4fab45b75fefc5b6226684193eb000654f6</meta:generator>
    <meta:editing-duration>P1DT15H36M56S</meta:editing-duration>
    <meta:editing-cycles>8</meta:editing-cycles>
    <meta:document-statistic meta:table-count="2" meta:cell-count="165" meta:object-count="0"/>
    <meta:user-defined meta:name="AppVersion">15.0300</meta:user-defined>
  </office:meta>
</office:document-meta>
</file>